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ystem" svg:font-family="System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4pt" fo:font-weight="bold" officeooo:rsid="0011ac8a" officeooo:paragraph-rsid="000f6000" style:font-size-asian="14pt" style:font-weight-asian="bold" style:font-size-complex="14pt" style:font-weight-complex="bold"/>
    </style:style>
    <style:style style:name="P2" style:family="paragraph" style:parent-style-name="Text_20_body">
      <style:text-properties style:font-name="Liberation Serif" fo:font-size="14pt" fo:font-weight="bold" officeooo:rsid="0011ac8a" officeooo:paragraph-rsid="0010c569" style:font-size-asian="14pt" style:font-weight-asian="bold" style:font-size-complex="14pt" style:font-weight-complex="bold"/>
    </style:style>
    <style:style style:name="P3" style:family="paragraph" style:parent-style-name="Text_20_body">
      <style:text-properties style:font-name="Liberation Serif" fo:font-size="12pt" fo:font-weight="normal" officeooo:rsid="0011ac8a" officeooo:paragraph-rsid="000f6000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font-weight="normal" officeooo:rsid="0011ac8a" officeooo:paragraph-rsid="000f6000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11ac8a" officeooo:paragraph-rsid="0010c569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4pt" fo:font-weight="bold" officeooo:rsid="0007c414" officeooo:paragraph-rsid="000f6000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Serif" fo:font-size="14pt" fo:font-weight="bold" officeooo:rsid="00099970" officeooo:paragraph-rsid="000f6000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iberation Serif" fo:font-size="14pt" fo:font-weight="bold" officeooo:rsid="000b558a" officeooo:paragraph-rsid="000f6000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Liberation Serif" fo:font-size="14pt" fo:font-weight="bold" officeooo:rsid="000f0134" officeooo:paragraph-rsid="000f6000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Liberation Serif" fo:font-size="14pt" fo:font-weight="bold" officeooo:rsid="000d4acc" officeooo:paragraph-rsid="000f6000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erif" fo:font-size="14pt" fo:font-weight="bold" officeooo:rsid="000db4d6" officeooo:paragraph-rsid="000f6000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Liberation Serif" fo:font-size="14pt" fo:font-weight="bold" officeooo:rsid="000f2e3f" officeooo:paragraph-rsid="000f6000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Liberation Serif" fo:font-size="14pt" fo:font-weight="bold" officeooo:rsid="0011ac8a" officeooo:paragraph-rsid="000f6000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Liberation Serif" fo:font-size="14pt" fo:font-weight="bold" officeooo:rsid="0011ac8a" officeooo:paragraph-rsid="0010c56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Liberation Serif" fo:font-size="14pt" fo:font-weight="normal" officeooo:rsid="000b558a" officeooo:paragraph-rsid="000f6000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Liberation Serif" fo:font-size="14pt" fo:font-weight="normal" officeooo:rsid="000bd7a3" officeooo:paragraph-rsid="000f6000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Liberation Serif" fo:font-size="14pt" fo:font-weight="normal" officeooo:rsid="00099970" officeooo:paragraph-rsid="000f6000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Liberation Serif" fo:font-size="14pt" fo:font-weight="normal" officeooo:rsid="000f0134" officeooo:paragraph-rsid="000f6000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Liberation Serif" fo:font-size="14pt" fo:font-weight="normal" officeooo:rsid="000d4acc" officeooo:paragraph-rsid="000f6000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Liberation Serif" fo:font-size="14pt" fo:font-weight="normal" officeooo:rsid="000db4d6" officeooo:paragraph-rsid="000f6000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Liberation Serif" fo:font-size="14pt" officeooo:rsid="000f7288" officeooo:paragraph-rsid="000f6000" style:font-size-asian="14pt" style:font-size-complex="14pt"/>
    </style:style>
    <style:style style:name="P22" style:family="paragraph" style:parent-style-name="Standard">
      <style:text-properties fo:font-size="16pt" style:text-underline-style="none" fo:font-weight="bold" officeooo:rsid="00039970" officeooo:paragraph-rsid="000f6000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4pt" fo:font-weight="bold" officeooo:rsid="00011689" officeooo:paragraph-rsid="000f6000" style:font-size-asian="14pt" style:font-weight-asian="bold" style:font-size-complex="14pt" style:font-weight-complex="bold"/>
    </style:style>
    <style:style style:name="P24" style:family="paragraph" style:parent-style-name="Standard">
      <style:text-properties officeooo:rsid="00011689" officeooo:paragraph-rsid="000f6000"/>
    </style:style>
    <style:style style:name="P25" style:family="paragraph" style:parent-style-name="Standard">
      <style:text-properties fo:color="#faa61a" officeooo:rsid="0002c04f" officeooo:paragraph-rsid="000f6000"/>
    </style:style>
    <style:style style:name="P26" style:family="paragraph" style:parent-style-name="Standard">
      <style:text-properties fo:color="#faa61a" fo:font-size="14pt" fo:font-weight="bold" officeooo:rsid="00039970" officeooo:paragraph-rsid="000f6000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faa61a" fo:font-size="14pt" fo:font-weight="bold" officeooo:rsid="00054c8c" officeooo:paragraph-rsid="000f6000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faa61a" officeooo:rsid="00039970" officeooo:paragraph-rsid="000f6000"/>
    </style:style>
    <style:style style:name="P29" style:family="paragraph" style:parent-style-name="Standard">
      <style:text-properties fo:color="#faa61a" officeooo:rsid="00054c8c" officeooo:paragraph-rsid="000f6000"/>
    </style:style>
    <style:style style:name="P30" style:family="paragraph" style:parent-style-name="Standard">
      <style:text-properties fo:color="#faa61a" style:font-name="System" officeooo:rsid="00054c8c" officeooo:paragraph-rsid="000f6000"/>
    </style:style>
    <style:style style:name="P31" style:family="paragraph" style:parent-style-name="Standard">
      <style:text-properties officeooo:rsid="00039970" officeooo:paragraph-rsid="000f6000"/>
    </style:style>
    <style:style style:name="P32" style:family="paragraph" style:parent-style-name="Standard">
      <style:text-properties style:font-name="System" officeooo:rsid="00054c8c" officeooo:paragraph-rsid="000f6000"/>
    </style:style>
    <style:style style:name="P33" style:family="paragraph" style:parent-style-name="Standard">
      <style:text-properties style:font-name="System" fo:font-size="14pt" fo:font-weight="bold" officeooo:rsid="000d4acc" officeooo:paragraph-rsid="000f6000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System" fo:font-size="14pt" fo:font-weight="bold" officeooo:rsid="000f0134" officeooo:paragraph-rsid="000f6000" style:font-size-asian="14pt" style:font-weight-asian="bold" style:font-size-complex="14pt" style:font-weight-complex="bold"/>
    </style:style>
    <style:style style:name="P35" style:family="paragraph" style:parent-style-name="Standard">
      <style:text-properties style:font-name="System" fo:font-size="14pt" fo:font-weight="normal" officeooo:rsid="000d4acc" officeooo:paragraph-rsid="000f6000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System" fo:font-size="14pt" fo:font-weight="normal" officeooo:rsid="000db4d6" officeooo:paragraph-rsid="000f6000" style:font-size-asian="14pt" style:font-weight-asian="normal" style:font-size-complex="14pt" style:font-weight-complex="normal"/>
    </style:style>
    <style:style style:name="P37" style:family="paragraph" style:parent-style-name="Standard">
      <style:text-properties style:font-name="System" fo:font-size="14pt" fo:font-weight="normal" officeooo:rsid="000b558a" officeooo:paragraph-rsid="000f6000" style:font-size-asian="14pt" style:font-weight-asian="normal" style:font-size-complex="14pt" style:font-weight-complex="normal"/>
    </style:style>
    <style:style style:name="P38" style:family="paragraph" style:parent-style-name="Standard">
      <style:text-properties style:font-name="System" fo:font-size="12pt" fo:font-weight="normal" officeooo:rsid="00099970" officeooo:paragraph-rsid="000f6000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System" fo:font-size="12pt" fo:font-weight="normal" officeooo:rsid="000db4d6" officeooo:paragraph-rsid="000f6000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System" fo:font-weight="normal" officeooo:rsid="0007c414" officeooo:paragraph-rsid="000f6000" style:font-weight-asian="normal" style:font-weight-complex="normal"/>
    </style:style>
    <style:style style:name="P41" style:family="paragraph" style:parent-style-name="Standard">
      <style:text-properties style:font-name="System" fo:font-weight="normal" officeooo:rsid="000f2e3f" officeooo:paragraph-rsid="000f6000" style:font-weight-asian="normal" style:font-weight-complex="normal"/>
    </style:style>
    <style:style style:name="P42" style:family="paragraph" style:parent-style-name="Standard">
      <style:text-properties style:font-name="System" fo:font-size="11pt" fo:font-weight="normal" officeooo:rsid="000f2e3f" officeooo:paragraph-rsid="000f6000" style:font-size-asian="11pt" style:font-weight-asian="normal" style:font-size-complex="11pt" style:font-weight-complex="normal"/>
    </style:style>
    <style:style style:name="P43" style:family="paragraph" style:parent-style-name="Standard">
      <style:text-properties style:font-name="System" officeooo:rsid="0007c414" officeooo:paragraph-rsid="000f6000"/>
    </style:style>
    <style:style style:name="P44" style:family="paragraph" style:parent-style-name="Standard">
      <style:text-properties style:font-name="System" officeooo:rsid="000f7df6" officeooo:paragraph-rsid="0010c569"/>
    </style:style>
    <style:style style:name="P45" style:family="paragraph" style:parent-style-name="Heading_20_1">
      <style:text-properties style:font-name="Liberation Serif" fo:font-size="14pt" fo:font-weight="normal" officeooo:rsid="000b558a" officeooo:paragraph-rsid="000f6000" style:font-size-asian="14pt" style:font-weight-asian="normal" style:font-size-complex="14pt" style:font-weight-complex="normal"/>
    </style:style>
    <style:style style:name="P46" style:family="paragraph" style:parent-style-name="Heading_20_1">
      <style:text-properties style:font-name="Liberation Serif" fo:font-size="14pt" fo:font-weight="bold" officeooo:rsid="0011ac8a" officeooo:paragraph-rsid="000f6000" style:font-size-asian="14pt" style:font-weight-asian="bold" style:font-size-complex="14pt" style:font-weight-complex="bold"/>
    </style:style>
    <style:style style:name="P47" style:family="paragraph" style:parent-style-name="Heading_20_1">
      <style:text-properties style:font-name="Liberation Serif" fo:font-size="14pt" fo:font-weight="bold" officeooo:rsid="0011ac8a" officeooo:paragraph-rsid="0010c569" style:font-size-asian="14pt" style:font-weight-asian="bold" style:font-size-complex="14pt" style:font-weight-complex="bold"/>
    </style:style>
    <style:style style:name="P48" style:family="paragraph" style:parent-style-name="Heading_20_1">
      <style:text-properties style:font-name="Liberation Serif" fo:font-size="12pt" fo:font-weight="normal" officeooo:rsid="0011ac8a" officeooo:paragraph-rsid="000f6000" style:font-size-asian="12pt" style:font-weight-asian="normal" style:font-size-complex="12pt" style:font-weight-complex="normal"/>
    </style:style>
    <style:style style:name="P49" style:family="paragraph" style:parent-style-name="Heading_20_1">
      <style:text-properties style:font-name="Liberation Serif" officeooo:rsid="0022d861" officeooo:paragraph-rsid="0010c569"/>
    </style:style>
    <style:style style:name="P50" style:family="paragraph" style:parent-style-name="Preformatted_20_Text">
      <style:text-properties style:font-name="Liberation Serif" fo:font-size="12pt" fo:font-weight="normal" officeooo:rsid="0011ac8a" officeooo:paragraph-rsid="000f6000" style:font-size-asian="12pt" style:font-weight-asian="normal" style:font-size-complex="12pt" style:font-weight-complex="normal"/>
    </style:style>
    <style:style style:name="P51" style:family="paragraph" style:parent-style-name="Preformatted_20_Text">
      <style:text-properties style:font-name="Liberation Serif" fo:font-size="14pt" fo:font-weight="normal" officeooo:rsid="002947dd" officeooo:paragraph-rsid="000f6000" style:font-size-asian="14pt" style:font-weight-asian="normal" style:font-size-complex="14pt" style:font-weight-complex="normal"/>
    </style:style>
    <style:style style:name="P5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2pt" fo:font-weight="bold" officeooo:paragraph-rsid="000f6000" style:font-size-asian="12pt" style:font-weight-asian="bold" style:font-size-complex="12pt" style:font-weight-complex="bold"/>
    </style:style>
    <style:style style:name="P5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weight="bold" officeooo:paragraph-rsid="000f6000" style:font-weight-asian="bold" style:font-weight-complex="bold"/>
    </style:style>
    <style:style style:name="P5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0f6000"/>
    </style:style>
    <style:style style:name="P5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0f6000"/>
    </style:style>
    <style:style style:name="P5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 officeooo:paragraph-rsid="000f6000"/>
    </style:style>
    <style:style style:name="P57" style:family="paragraph" style:parent-style-name="Preformatted_20_Text">
      <style:text-properties officeooo:paragraph-rsid="000f6000"/>
    </style:style>
    <style:style style:name="P5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0f6000"/>
    </style:style>
    <style:style style:name="P5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0f6000"/>
    </style:style>
    <style:style style:name="P60" style:family="paragraph" style:parent-style-name="Preformatted_20_Text">
      <style:paragraph-properties fo:margin-top="0cm" fo:margin-bottom="0.499cm" loext:contextual-spacing="false"/>
      <style:text-properties officeooo:paragraph-rsid="000f6000"/>
    </style:style>
    <style:style style:name="T1" style:family="text">
      <style:text-properties style:use-window-font-color="true" style:font-name="DejaVu Sans Mono" fo:font-style="normal" fo:font-weight="normal" officeooo:rsid="00294e52" style:font-style-asian="normal" style:font-weight-asian="normal" style:font-style-complex="normal" style:font-weight-complex="normal"/>
    </style:style>
    <style:style style:name="T2" style:family="text">
      <style:text-properties style:use-window-font-color="true" style:font-name="DejaVu Sans Mono" fo:font-style="normal" fo:font-weight="bold" officeooo:rsid="00270afd" fo:background-color="#efefef" loext:char-shading-value="0" style:font-style-asian="normal" style:font-weight-asian="bold" style:font-style-complex="normal" style:font-weight-complex="bold"/>
    </style:style>
    <style:style style:name="T3" style:family="text">
      <style:text-properties style:use-window-font-color="true" style:font-name="DejaVu Sans Mono" fo:font-style="normal" fo:font-weight="bold" officeooo:rsid="00281a9f" fo:background-color="#efefef" loext:char-shading-value="0" style:font-style-asian="normal" style:font-weight-asian="bold" style:font-style-complex="normal" style:font-weight-complex="bold"/>
    </style:style>
    <style:style style:name="T4" style:family="text">
      <style:text-properties style:use-window-font-color="true" style:font-name="DejaVu Sans Mono" fo:font-style="normal" fo:font-weight="bold" officeooo:rsid="00294e52" style:font-style-asian="normal" style:font-weight-asian="bold" style:font-style-complex="normal" style:font-weight-complex="bold"/>
    </style:style>
    <style:style style:name="T5" style:family="text">
      <style:text-properties style:use-window-font-color="true" style:font-name="DejaVu Sans Mono" fo:font-style="normal" fo:font-weight="bold" officeooo:rsid="002c0b3e" style:font-style-asian="normal" style:font-weight-asian="bold" style:font-style-complex="normal" style:font-weight-complex="bold"/>
    </style:style>
    <style:style style:name="T6" style:family="text">
      <style:text-properties style:use-window-font-color="true" style:font-name="DejaVu Sans Mono" fo:font-style="normal" officeooo:rsid="00281a9f" fo:background-color="#efefef" loext:char-shading-value="0" style:font-style-asian="normal" style:font-style-complex="normal"/>
    </style:style>
    <style:style style:name="T7" style:family="text">
      <style:text-properties style:use-window-font-color="true" style:font-name="DejaVu Sans Mono" fo:font-style="normal" officeooo:rsid="00281a9f" style:font-style-asian="normal" style:font-style-complex="normal"/>
    </style:style>
    <style:style style:name="T8" style:family="text">
      <style:text-properties style:use-window-font-color="true" style:font-name="DejaVu Sans Mono" fo:font-style="normal" officeooo:rsid="002947dd" style:font-style-asian="normal" style:font-style-complex="normal"/>
    </style:style>
    <style:style style:name="T9" style:family="text">
      <style:text-properties style:use-window-font-color="true" style:font-name="DejaVu Sans Mono" fo:font-style="normal" officeooo:rsid="00294e52" style:font-style-asian="normal" style:font-style-complex="normal"/>
    </style:style>
    <style:style style:name="T10" style:family="text">
      <style:text-properties style:use-window-font-color="true" style:font-name="DejaVu Sans Mono" fo:font-style="normal" officeooo:rsid="002c0b3e" style:font-style-asian="normal" style:font-style-complex="normal"/>
    </style:style>
    <style:style style:name="T11" style:family="text">
      <style:text-properties style:use-window-font-color="true" style:font-name="DejaVu Sans Mono" fo:font-style="italic" officeooo:rsid="00281a9f" fo:background-color="#efefef" loext:char-shading-value="0" style:font-style-asian="italic" style:font-style-complex="italic"/>
    </style:style>
    <style:style style:name="T12" style:family="text">
      <style:text-properties style:use-window-font-color="true" style:font-name="DejaVu Sans Mono" fo:font-size="12pt" fo:font-style="normal" fo:font-weight="normal" officeooo:rsid="00281a9f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use-window-font-color="true" style:font-name="DejaVu Sans Mono" fo:font-size="12pt" fo:font-style="normal" fo:font-weight="normal" officeooo:rsid="00294e52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use-window-font-color="true" style:font-name="DejaVu Sans Mono" fo:font-size="14pt" fo:font-style="normal" fo:font-weight="bold" officeooo:rsid="002947d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use-window-font-color="true" style:font-name="DejaVu Sans Mono" fo:font-size="14pt" fo:font-style="normal" fo:font-weight="bold" officeooo:rsid="00294e52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style:use-window-font-color="true" style:font-name="DejaVu Sans Mono" fo:font-size="14pt" fo:font-style="normal" fo:font-weight="bold" officeooo:rsid="002c0b3e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style:use-window-font-color="true" style:font-name="DejaVu Sans Mono" fo:font-size="14pt" fo:font-style="normal" style:text-underline-style="solid" style:text-underline-width="auto" style:text-underline-color="font-color" fo:font-weight="bold" officeooo:rsid="002947d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use-window-font-color="true" style:font-name="DejaVu Sans Mono" fo:font-size="14pt" fo:font-style="normal" style:text-underline-style="solid" style:text-underline-width="auto" style:text-underline-color="font-color" fo:font-weight="bold" officeooo:rsid="00294e52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style:use-window-font-color="true" style:font-name="DejaVu Sans Mono" fo:font-size="14pt" fo:font-style="italic" officeooo:rsid="002c0b3e" style:font-size-asian="14pt" style:font-style-asian="italic" style:font-size-complex="14pt" style:font-style-complex="italic"/>
    </style:style>
    <style:style style:name="T20" style:family="text">
      <style:text-properties style:use-window-font-color="true" style:font-name="DejaVu Sans Mono" fo:font-size="9pt" fo:font-style="normal" fo:font-weight="bold" officeooo:rsid="002947dd" style:font-size-asian="9pt" style:font-style-asian="normal" style:font-weight-asian="bold" style:font-size-complex="9pt" style:font-style-complex="normal" style:font-weight-complex="bold"/>
    </style:style>
    <style:style style:name="T21" style:family="text">
      <style:text-properties style:use-window-font-color="true" fo:font-weight="bold" officeooo:rsid="000f7df6" style:font-weight-asian="bold" style:font-weight-complex="bold"/>
    </style:style>
    <style:style style:name="T22" style:family="text">
      <style:text-properties style:use-window-font-color="true" style:font-name="DejaVu Sans Mono1" fo:font-style="normal" officeooo:rsid="00281a9f" style:font-style-asian="normal" style:font-style-complex="normal"/>
    </style:style>
    <style:style style:name="T23" style:family="text">
      <style:text-properties style:use-window-font-color="true" style:font-name="Liberation Serif" fo:font-size="14pt" fo:font-style="normal" officeooo:rsid="00294e52" style:font-size-asian="14pt" style:font-style-asian="normal" style:font-size-complex="14pt" style:font-style-complex="normal"/>
    </style:style>
    <style:style style:name="T24" style:family="text">
      <style:text-properties style:use-window-font-color="true" style:font-name="Liberation Serif" fo:font-size="14pt" fo:font-style="normal" officeooo:rsid="002c0b3e" style:font-size-asian="14pt" style:font-style-asian="normal" style:font-size-complex="14pt" style:font-style-complex="normal"/>
    </style:style>
    <style:style style:name="T25" style:family="text">
      <style:text-properties style:use-window-font-color="true" style:font-name="Liberation Serif" fo:font-size="14pt" fo:font-style="normal" fo:font-weight="bold" officeooo:rsid="00294e52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style:use-window-font-color="true" style:font-name="Liberation Serif" fo:font-size="14pt" fo:font-style="italic" officeooo:rsid="002c0b3e" style:font-size-asian="14pt" style:font-style-asian="italic" style:font-size-complex="14pt" style:font-style-complex="italic"/>
    </style:style>
    <style:style style:name="T27" style:family="text">
      <style:text-properties style:use-window-font-color="true" style:font-name="DejaVu Sans Mono1" fo:font-size="14pt" fo:font-style="normal" fo:font-weight="bold" officeooo:rsid="002c0b3e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style:use-window-font-color="true" style:font-name="DejaVu Sans Mono1" fo:font-size="14pt" fo:font-style="normal" fo:font-weight="bold" officeooo:rsid="002e8bb7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style:use-window-font-color="true" style:font-name="DejaVu Sans Mono1" fo:font-style="normal" officeooo:rsid="002e8bb7" style:font-style-asian="normal" style:font-style-complex="normal"/>
    </style:style>
    <style:style style:name="T30" style:family="text">
      <style:text-properties fo:color="#faa61a"/>
    </style:style>
    <style:style style:name="T31" style:family="text">
      <style:text-properties officeooo:rsid="0006b01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e38b6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officeooo:rsid="000f7df6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0f0134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style:font-name="Liberation Serif" fo:font-size="18pt" style:text-underline-style="solid" style:text-underline-width="auto" style:text-underline-color="font-color" fo:font-weight="bold" officeooo:rsid="00156af5" style:font-size-asian="18pt" style:font-weight-asian="bold" style:font-size-complex="18pt" style:font-weight-complex="bold"/>
    </style:style>
    <style:style style:name="T39" style:family="text">
      <style:text-properties style:font-name="Liberation Serif" fo:font-size="14pt" style:text-underline-style="solid" style:text-underline-width="auto" style:text-underline-color="font-color" fo:font-weight="bold" officeooo:rsid="00156af5" style:font-size-asian="14pt" style:font-weight-asian="bold" style:font-size-complex="14pt" style:font-weight-complex="bold"/>
    </style:style>
    <style:style style:name="T40" style:family="text">
      <style:text-properties style:font-name="Liberation Serif" fo:font-size="14pt" fo:font-weight="bold" officeooo:rsid="001693a3" style:font-size-asian="14pt" style:font-weight-asian="bold" style:font-size-complex="14pt" style:font-weight-complex="bold"/>
    </style:style>
    <style:style style:name="T41" style:family="text">
      <style:text-properties style:font-name="Liberation Serif" fo:font-size="14pt" fo:font-weight="bold" officeooo:rsid="001a9e4c" style:font-size-asian="14pt" style:font-weight-asian="bold" style:font-size-complex="14pt" style:font-weight-complex="bold"/>
    </style:style>
    <style:style style:name="T42" style:family="text">
      <style:text-properties style:font-name="Liberation Serif" fo:font-size="14pt" fo:font-weight="bold" officeooo:rsid="001bda45" style:font-size-asian="14pt" style:font-weight-asian="bold" style:font-size-complex="14pt" style:font-weight-complex="bold"/>
    </style:style>
    <style:style style:name="T43" style:family="text">
      <style:text-properties style:font-name="Liberation Serif" fo:font-size="16pt" fo:font-weight="bold" officeooo:rsid="00156af5" style:font-size-asian="16pt" style:font-weight-asian="bold" style:font-size-complex="16pt" style:font-weight-complex="bold"/>
    </style:style>
    <style:style style:name="T44" style:family="text">
      <style:text-properties style:font-name="Liberation Serif" fo:font-size="16pt" fo:font-weight="bold" officeooo:rsid="001693a3" style:font-size-asian="16pt" style:font-weight-asian="bold" style:font-size-complex="16pt" style:font-weight-complex="bold"/>
    </style:style>
    <style:style style:name="T45" style:family="text">
      <style:text-properties style:font-name="Liberation Serif" fo:font-size="16pt" fo:font-weight="bold" officeooo:rsid="0021893f" style:font-size-asian="16pt" style:font-weight-asian="bold" style:font-size-complex="16pt" style:font-weight-complex="bold"/>
    </style:style>
    <style:style style:name="T46" style:family="text">
      <style:text-properties style:font-name="Liberation Serif" fo:font-size="16pt" fo:font-weight="bold" officeooo:rsid="002413a2" style:font-size-asian="16pt" style:font-weight-asian="bold" style:font-size-complex="16pt" style:font-weight-complex="bold"/>
    </style:style>
    <style:style style:name="T47" style:family="text">
      <style:text-properties style:font-name="Liberation Serif" style:text-underline-style="solid" style:text-underline-width="auto" style:text-underline-color="font-color" officeooo:rsid="00156af5"/>
    </style:style>
    <style:style style:name="T48" style:family="text">
      <style:text-properties style:font-name="Liberation Serif" style:text-underline-style="solid" style:text-underline-width="auto" style:text-underline-color="font-color" officeooo:rsid="001693a3"/>
    </style:style>
    <style:style style:name="T49" style:family="text">
      <style:text-properties style:font-name="Liberation Serif" officeooo:rsid="00156af5"/>
    </style:style>
    <style:style style:name="T50" style:family="text">
      <style:text-properties style:font-name="Liberation Serif" officeooo:rsid="00236608"/>
    </style:style>
    <style:style style:name="T51" style:family="text">
      <style:text-properties style:font-name="Liberation Serif" officeooo:rsid="001693a3"/>
    </style:style>
    <style:style style:name="T52" style:family="text">
      <style:text-properties style:font-name="Liberation Serif" fo:font-size="12pt" fo:font-weight="normal" officeooo:rsid="0019dbb3" style:font-size-asian="12pt" style:font-weight-asian="normal" style:font-size-complex="12pt" style:font-weight-complex="normal"/>
    </style:style>
    <style:style style:name="T53" style:family="text">
      <style:text-properties style:font-name="Liberation Serif" fo:font-size="12pt" fo:font-weight="normal" officeooo:rsid="001a9e4c" style:font-size-asian="12pt" style:font-weight-asian="normal" style:font-size-complex="12pt" style:font-weight-complex="normal"/>
    </style:style>
    <style:style style:name="T54" style:family="text">
      <style:text-properties style:font-name="Liberation Serif" fo:font-size="12pt" fo:font-weight="normal" officeooo:rsid="001bda45" style:font-size-asian="12pt" style:font-weight-asian="normal" style:font-size-complex="12pt" style:font-weight-complex="normal"/>
    </style:style>
    <style:style style:name="T55" style:family="text">
      <style:text-properties style:font-name="Liberation Serif" fo:font-size="12pt" fo:font-weight="normal" officeooo:rsid="001d3943" style:font-size-asian="12pt" style:font-weight-asian="normal" style:font-size-complex="12pt" style:font-weight-complex="normal"/>
    </style:style>
    <style:style style:name="T56" style:family="text">
      <style:text-properties style:font-name="Liberation Serif" fo:font-size="12pt" fo:font-weight="bold" officeooo:rsid="001bda45" style:font-size-asian="12pt" style:font-weight-asian="bold" style:font-size-complex="12pt" style:font-weight-complex="bold"/>
    </style:style>
    <style:style style:name="T57" style:family="text">
      <style:text-properties style:font-name="Liberation Serif" officeooo:rsid="0019dbb3"/>
    </style:style>
    <style:style style:name="T58" style:family="text">
      <style:text-properties style:font-name="Liberation Serif" fo:font-weight="normal" style:font-weight-asian="normal" style:font-weight-complex="normal"/>
    </style:style>
    <style:style style:name="T59" style:family="text">
      <style:text-properties style:font-name="Liberation Serif" officeooo:rsid="001e38b6"/>
    </style:style>
    <style:style style:name="T60" style:family="text">
      <style:text-properties style:font-name="Liberation Serif" fo:font-weight="bold" officeooo:rsid="001e38b6" style:font-weight-asian="bold" style:font-weight-complex="bold"/>
    </style:style>
    <style:style style:name="T61" style:family="text">
      <style:text-properties style:font-name="Liberation Serif" officeooo:rsid="002413a2"/>
    </style:style>
    <style:style style:name="T62" style:family="text">
      <style:text-properties style:font-name="Liberation Serif" fo:font-style="italic" fo:font-weight="bold" officeooo:rsid="002413a2" style:font-style-asian="italic" style:font-weight-asian="bold" style:font-style-complex="italic" style:font-weight-complex="bold"/>
    </style:style>
    <style:style style:name="T63" style:family="text">
      <style:text-properties style:font-name="Liberation Serif" fo:font-style="italic" officeooo:rsid="00270afd" style:font-style-asian="italic" style:font-style-complex="italic"/>
    </style:style>
    <style:style style:name="T64" style:family="text">
      <style:text-properties style:font-name="Liberation Serif" fo:font-style="normal" style:text-underline-style="solid" style:text-underline-width="auto" style:text-underline-color="font-color" officeooo:rsid="002413a2" style:font-style-asian="normal" style:font-style-complex="normal"/>
    </style:style>
    <style:style style:name="T65" style:family="text">
      <style:text-properties style:font-name="Liberation Serif" fo:font-style="normal" officeooo:rsid="002413a2" style:font-style-asian="normal" style:font-style-complex="normal"/>
    </style:style>
    <style:style style:name="T66" style:family="text">
      <style:text-properties style:font-name="Liberation Serif" fo:font-style="normal" officeooo:rsid="00263c95" style:font-style-asian="normal" style:font-style-complex="normal"/>
    </style:style>
    <style:style style:name="T67" style:family="text">
      <style:text-properties style:font-name="Liberation Serif" fo:font-style="normal" officeooo:rsid="0026aabe" style:font-style-asian="normal" style:font-style-complex="normal"/>
    </style:style>
    <style:style style:name="T68" style:family="text">
      <style:text-properties style:font-name="Liberation Serif" fo:font-style="normal" officeooo:rsid="00270afd" style:font-style-asian="normal" style:font-style-complex="normal"/>
    </style:style>
    <style:style style:name="T69" style:family="text">
      <style:text-properties style:font-name="Liberation Serif" fo:font-style="normal" fo:font-weight="bold" officeooo:rsid="002413a2" style:font-style-asian="normal" style:font-weight-asian="bold" style:font-style-complex="normal" style:font-weight-complex="bold"/>
    </style:style>
    <style:style style:name="T70" style:family="text">
      <style:text-properties style:font-name="Liberation Serif" fo:font-style="normal" fo:font-weight="bold" officeooo:rsid="0026aabe" style:font-style-asian="normal" style:font-weight-asian="bold" style:font-style-complex="normal" style:font-weight-complex="bold"/>
    </style:style>
    <style:style style:name="T71" style:family="text">
      <style:text-properties style:font-name="Liberation Serif" fo:font-style="normal" fo:font-weight="bold" officeooo:rsid="00270afd" style:font-style-asian="normal" style:font-weight-asian="bold" style:font-style-complex="normal" style:font-weight-complex="bold"/>
    </style:style>
    <style:style style:name="T72" style:family="text">
      <style:text-properties style:font-name="System" fo:font-weight="bold" style:font-weight-asian="bold" style:font-weight-complex="bold"/>
    </style:style>
    <style:style style:name="T73" style:family="text">
      <style:text-properties style:font-name="System" fo:font-weight="bold" officeooo:rsid="001693a3" style:font-weight-asian="bold" style:font-weight-complex="bold"/>
    </style:style>
    <style:style style:name="T74" style:family="text">
      <style:text-properties style:font-name="System" fo:font-size="12pt" fo:font-weight="bold" officeooo:rsid="001a9e4c" style:font-size-asian="12pt" style:font-weight-asian="bold" style:font-size-complex="12pt" style:font-weight-complex="bold"/>
    </style:style>
    <style:style style:name="T75" style:family="text">
      <style:text-properties style:font-name="System"/>
    </style:style>
    <style:style style:name="T76" style:family="text">
      <style:text-properties style:font-name="System" officeooo:rsid="001693a3"/>
    </style:style>
    <style:style style:name="T77" style:family="text">
      <style:text-properties style:font-name="System" officeooo:rsid="0029ecf6"/>
    </style:style>
    <style:style style:name="T78" style:family="text">
      <style:text-properties style:font-name="System" officeooo:rsid="0021893f"/>
    </style:style>
    <style:style style:name="T79" style:family="text">
      <style:text-properties style:font-name="System" fo:font-weight="bold" officeooo:rsid="001693a3" style:font-weight-asian="bold" style:font-weight-complex="bold"/>
    </style:style>
    <style:style style:name="T80" style:family="text">
      <style:text-properties style:font-name="System" fo:font-weight="bold" officeooo:rsid="001e38b6" style:font-weight-asian="bold" style:font-weight-complex="bold"/>
    </style:style>
    <style:style style:name="T81" style:family="text">
      <style:text-properties style:font-name="System" fo:font-size="12pt" fo:font-weight="normal" officeooo:rsid="001693a3" style:font-size-asian="12pt" style:font-weight-asian="normal" style:font-size-complex="12pt" style:font-weight-complex="normal"/>
    </style:style>
    <style:style style:name="T82" style:family="text">
      <style:text-properties style:font-name="System" fo:font-size="12pt" fo:font-weight="normal" officeooo:rsid="001a9e4c" style:font-size-asian="12pt" style:font-weight-asian="normal" style:font-size-complex="12pt" style:font-weight-complex="normal"/>
    </style:style>
    <style:style style:name="T83" style:family="text">
      <style:text-properties style:font-name="System" fo:font-size="12pt" fo:font-weight="normal" officeooo:rsid="001bda45" style:font-size-asian="12pt" style:font-weight-asian="normal" style:font-size-complex="12pt" style:font-weight-complex="normal"/>
    </style:style>
    <style:style style:name="T84" style:family="text">
      <style:text-properties style:font-name="System" fo:font-size="12pt" fo:font-weight="normal" officeooo:rsid="002ae4d3" style:font-size-asian="12pt" style:font-weight-asian="normal" style:font-size-complex="12pt" style:font-weight-complex="normal"/>
    </style:style>
    <style:style style:name="T85" style:family="text">
      <style:text-properties style:font-name="System" fo:font-size="14pt" fo:font-weight="bold" officeooo:rsid="001bda45" style:font-size-asian="14pt" style:font-weight-asian="bold" style:font-size-complex="14pt" style:font-weight-complex="bold"/>
    </style:style>
    <style:style style:name="T86" style:family="text">
      <style:text-properties officeooo:rsid="001693a3"/>
    </style:style>
    <style:style style:name="T87" style:family="text">
      <style:text-properties fo:color="#000000" style:font-name="DejaVu Sans Mono" fo:font-style="normal" officeooo:rsid="002413a2" style:font-style-asian="normal" style:font-style-complex="normal"/>
    </style:style>
    <style:style style:name="T88" style:family="text">
      <style:text-properties fo:color="#000000" style:font-name="DejaVu Sans Mono" fo:font-style="normal" officeooo:rsid="00270afd" style:font-style-asian="normal" style:font-style-complex="normal"/>
    </style:style>
    <style:style style:name="T89" style:family="text">
      <style:text-properties fo:color="#000000" style:font-name="DejaVu Sans Mono" fo:font-style="normal" officeooo:rsid="00281a9f" style:font-style-asian="normal" style:font-style-complex="normal"/>
    </style:style>
    <style:style style:name="T90" style:family="text">
      <style:text-properties fo:color="#000000" style:font-name="DejaVu Sans Mono" fo:font-style="normal" officeooo:rsid="00294e52" style:font-style-asian="normal" style:font-style-complex="normal"/>
    </style:style>
    <style:style style:name="T91" style:family="text">
      <style:text-properties fo:color="#000000" style:font-name="DejaVu Sans Mono" fo:font-style="normal" fo:font-weight="bold" officeooo:rsid="00270afd" style:font-style-asian="normal" style:font-weight-asian="bold" style:font-style-complex="normal" style:font-weight-complex="bold"/>
    </style:style>
    <style:style style:name="T92" style:family="text">
      <style:text-properties fo:color="#000000" style:font-name="DejaVu Sans Mono" fo:font-style="normal" fo:font-weight="bold" officeooo:rsid="0027d595" style:font-style-asian="normal" style:font-weight-asian="bold" style:font-style-complex="normal" style:font-weight-complex="bold"/>
    </style:style>
    <style:style style:name="T93" style:family="text">
      <style:text-properties fo:color="#000000" style:font-name="DejaVu Sans Mono" fo:font-style="normal" style:text-underline-style="solid" style:text-underline-width="auto" style:text-underline-color="font-color" fo:font-weight="bold" officeooo:rsid="00270afd" style:font-style-asian="normal" style:font-weight-asian="bold" style:font-style-complex="normal" style:font-weight-complex="bold"/>
    </style:style>
    <style:style style:name="T94" style:family="text">
      <style:text-properties fo:color="#000000" style:font-name="DejaVu Sans Mono1" fo:font-style="normal" officeooo:rsid="00281a9f" style:font-style-asian="normal" style:font-style-complex="normal"/>
    </style:style>
    <style:style style:name="T95" style:family="text">
      <style:text-properties fo:color="#008080" style:font-name="DejaVu Sans Mono" fo:font-weight="bold"/>
    </style:style>
    <style:style style:name="T96" style:family="text">
      <style:text-properties fo:color="#008080" style:font-name="DejaVu Sans Mono" fo:font-weight="bold" officeooo:rsid="00263c95"/>
    </style:style>
    <style:style style:name="T97" style:family="text">
      <style:text-properties fo:color="#008080" style:font-name="DejaVu Sans Mono" fo:font-style="normal" fo:font-weight="bold" officeooo:rsid="00281a9f" style:font-style-asian="normal" style:font-style-complex="normal"/>
    </style:style>
    <style:style style:name="T98" style:family="text">
      <style:text-properties style:font-name="DejaVu Sans Mono"/>
    </style:style>
    <style:style style:name="T99" style:family="text">
      <style:text-properties fo:background-color="#efefef" loext:char-shading-value="0"/>
    </style:style>
    <style:style style:name="T100" style:family="text">
      <style:text-properties fo:color="#000080" fo:font-weight="bold"/>
    </style:style>
    <style:style style:name="T101" style:family="text">
      <style:text-properties fo:color="#000080" fo:font-weight="bold" fo:background-color="#efefef" loext:char-shading-value="0"/>
    </style:style>
    <style:style style:name="T102" style:family="text">
      <style:text-properties fo:color="#000080" style:font-name="DejaVu Sans Mono" fo:font-style="normal" fo:font-weight="bold" officeooo:rsid="00294e52" style:font-style-asian="normal" style:font-style-complex="normal"/>
    </style:style>
    <style:style style:name="T103" style:family="text">
      <style:text-properties fo:color="#000080" style:font-name="DejaVu Sans Mono" fo:font-weight="bold"/>
    </style:style>
    <style:style style:name="T104" style:family="text">
      <style:text-properties fo:color="#660099" style:font-name="DejaVu Sans Mono"/>
    </style:style>
    <style:style style:name="T105" style:family="text">
      <style:text-properties fo:color="#660099" style:font-name="DejaVu Sans Mono" fo:font-style="normal" officeooo:rsid="00281a9f" style:font-style-asian="normal" style:font-style-complex="normal"/>
    </style:style>
    <style:style style:name="T106" style:family="text">
      <style:text-properties fo:color="#0000ff" style:font-name="DejaVu Sans Mono"/>
    </style:style>
    <style:style style:name="T107" style:family="text">
      <style:text-properties officeooo:rsid="0010c569"/>
    </style:style>
    <style:style style:name="T108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Django. <text:span text:style-name="T107">Instalación con Miniconda</text:span>.</text:p>
      <text:p text:style-name="P23"/>
      <text:p text:style-name="P23"/>
      <text:p text:style-name="P23">-Pasos para instalación de django:</text:p>
      <text:p text:style-name="P24"/>
      <text:p text:style-name="P24"><text:a xlink:type="simple" xlink:href="https://docs.djangoproject.com/en/3.0/topics/install/#installing-official-release" text:style-name="Internet_20_link" text:visited-style-name="Visited_20_Internet_20_Link">https://docs.djangoproject.com/en/3.0/topics/install/#installing-official-release</text:a></text:p>
      <text:p text:style-name="P30"/>
      <text:p text:style-name="P32"/>
      <text:p text:style-name="P6">Instalación de Django sobre entorno virtual <text:span text:style-name="T34">con Miniconda</text:span>: …</text:p>
      <text:p text:style-name="P6"><text:s/></text:p>
      <text:p text:style-name="P6"/>
      <text:p text:style-name="P7">-Instalación con Miniconda:</text:p>
      <text:p text:style-name="P7"/>
      <text:p text:style-name="P15">Página de Conda:</text:p>
      <text:p text:style-name="P8"><text:a xlink:type="simple" xlink:href="https://conda.io/projects/conda/en/latest/index.html" text:style-name="Internet_20_link" text:visited-style-name="Visited_20_Internet_20_Link"><text:span text:style-name="T35">https://conda.io/projects/conda/en/latest/index.html</text:span></text:a></text:p>
      <text:p text:style-name="P15"/>
      <text:p text:style-name="P16">Instalación:</text:p>
      <text:p text:style-name="P16">https://conda.io/projects/conda/en/latest/user-guide/install/index.html</text:p>
      <text:h text:style-name="P45" text:outline-level="1">Getting started with conda</text:h>
      <text:p text:style-name="P8"><text:a xlink:type="simple" xlink:href="https://conda.io/projects/conda/en/latest/user-guide/getting-started.html" text:style-name="Internet_20_link" text:visited-style-name="Visited_20_Internet_20_Link"><text:span text:style-name="T35">https://conda.io/projects/conda/en/latest/user-guide/getting-started.html</text:span></text:a></text:p>
      <text:p text:style-name="P17"><text:span text:style-name="T36">Después de i</text:span>nstalar Miniconda, ...</text:p>
      <text:p text:style-name="P17"/>
      <text:p text:style-name="P9">- Crear entorno <text:s/>e instalar Django.</text:p>
      <text:p text:style-name="P17"/>
      <text:p text:style-name="P18">Crear entorno para django:</text:p>
      <text:p text:style-name="P33">(base)<text:span text:style-name="T35"> . . .:~$ conda create -n django</text:span></text:p>
      <text:p text:style-name="P19"/>
      <text:p text:style-name="P18">Activar nuevo entorno para django:</text:p>
      <text:p text:style-name="P34">(base)<text:span text:style-name="T35"> . . .:~$ conda activate django</text:span></text:p>
      <text:p text:style-name="P19"/>
      <text:p text:style-name="P10"><text:span text:style-name="T35">Instalar pip nuevo, </text:span>sobre <text:span text:style-name="T36">nuevo </text:span>en<text:span text:style-name="T36">torno</text:span><text:span text:style-name="T35"> django:</text:span></text:p>
      <text:p text:style-name="P19"/>
      <text:p text:style-name="P35"><text:span text:style-name="T32">(django)</text:span> . . .:~$ conda install pip</text:p>
      <text:p text:style-name="P36"/>
      <text:p text:style-name="P37"/>
      <text:p text:style-name="P9">-Instalar Django desde conda. </text:p>
      <text:p text:style-name="P17"/>
      <text:p text:style-name="P38">(django) . . .:~$ conda install -c conda-forge django </text:p>
      <text:p text:style-name="P38"/>
      <text:p text:style-name="P17"/>
      <text:p text:style-name="P11">-Verificar version pip sobre python 3.x:</text:p>
      <text:p text:style-name="P20"/>
      <text:p text:style-name="P36">(django) . . .:~$ pip -V</text:p>
      <text:p text:style-name="P39"/>
      <text:p text:style-name="P40"><text:soft-page-break/></text:p>
      <text:p text:style-name="P40"/>
      <text:p text:style-name="P12">-Instalar servidor MariaDB: <text:span text:style-name="T107">(No necesario inicialmente)</text:span></text:p>
      <text:p text:style-name="P41"/>
      <text:p text:style-name="P42">(django) . . .:~$ conda install -c ostrokach mariadb-server </text:p>
      <text:p text:style-name="P43"/>
      <text:p text:style-name="P21">Instalar cliente MariaDB:</text:p>
      <text:p text:style-name="P43">(django) . . .:~$ pip install mysqlclient</text:p>
      <text:p text:style-name="P43"/>
      <text:p text:style-name="P44"><text:span text:style-name="T32">Nota</text:span>: desde entorno nuevo (djago) se reconoce la versión de Mariadb instalada anteriormente en el sistema.</text:p>
      <text:p text:style-name="P44">Se accede con las credenciales antiguas.</text:p>
      <text:h text:style-name="P49" text:outline-level="1"><text:span text:style-name="T108"/></text:h>
      <text:h text:style-name="P49" text:outline-level="1"><text:span text:style-name="T108"/></text:h>
      <text:h text:style-name="P49" text:outline-level="1"><text:span text:style-name="T108">* Django</text:span></text:h>
      <text:h text:style-name="P47" text:outline-level="1">Documentación de Django:</text:h>
      <text:p text:style-name="P2"><text:a xlink:type="simple" xlink:href="https://docs.djangoproject.com/es/3.0/" text:style-name="Internet_20_link" text:visited-style-name="Visited_20_Internet_20_Link">https://docs.djangoproject.com/es/3.0/</text:a></text:p>
      <text:p text:style-name="P2"/>
      <text:p text:style-name="P14">Creando proyecto Django. Tutorial documentación.</text:p>
      <text:p text:style-name="P14"/>
      <text:p text:style-name="P5"><text:a xlink:type="simple" xlink:href="https://docs.djangoproject.com/en/3.0/intro/tutorial01/" text:style-name="Internet_20_link" text:visited-style-name="Visited_20_Internet_20_Link"><text:span text:style-name="T37">https://docs.djangoproject.com/en/3.0/intro/tutorial01/</text:span></text:a></text:p>
      <text:p text:style-name="P5"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ystem" svg:font-family="System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23:28:52.325541120</meta:creation-date>
    <dc:date>2020-02-09T23:40:56.202157801</dc:date>
    <meta:editing-duration>PT1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166" meta:character-count="1421" meta:non-whitespace-character-count="1284"/>
  </office:meta>
</office:document-meta>
</file>